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4" style:parent-style-name="Standard" style:family="paragraph">
      <style:text-properties fo:font-size="15pt" style:font-size-asian="15pt" style:font-size-complex="15pt"/>
    </style:style>
    <style:style style:name="TableColumn6" style:family="table-column">
      <style:table-column-properties style:column-width="3.3486in" style:use-optimal-column-width="false"/>
    </style:style>
    <style:style style:name="TableColumn7" style:family="table-column">
      <style:table-column-properties style:column-width="3.3465in" style:use-optimal-column-width="false"/>
    </style:style>
    <style:style style:name="Table5" style:family="table">
      <style:table-properties style:width="6.6951in" fo:margin-left="-0.002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1" style:family="table-column">
      <style:table-column-properties style:column-width="3.3465in" style:use-optimal-column-width="false"/>
    </style:style>
    <style:style style:name="TableColumn22" style:family="table-column">
      <style:table-column-properties style:column-width="3.3465in" style:use-optimal-column-width="false"/>
    </style:style>
    <style:style style:name="Table20" style:family="table">
      <style:table-properties style:width="6.693in" fo:margin-left="0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0" style:parent-style-name="Policepardéfaut" style:family="text">
      <style:text-properties fo:color="#FF0000"/>
    </style:style>
    <style:style style:name="P51" style:parent-style-name="Standard" style:family="paragraph">
      <style:text-properties fo:color="#FF0000"/>
    </style:style>
    <style:style style:name="P52" style:parent-style-name="Standard" style:family="paragraph">
      <style:text-properties fo:color="#FF0000"/>
    </style:style>
    <style:style style:name="P53" style:parent-style-name="Standard" style:family="paragraph">
      <style:text-properties fo:color="#FF0000"/>
    </style:style>
    <style:style style:name="TableColumn55" style:family="table-column">
      <style:table-column-properties style:column-width="3.343in"/>
    </style:style>
    <style:style style:name="TableColumn56" style:family="table-column">
      <style:table-column-properties style:column-width="3.343in"/>
    </style:style>
    <style:style style:name="Table54" style:family="table">
      <style:table-properties style:width="6.6861in" fo:margin-left="0in" table:align="left"/>
    </style:style>
    <style:style style:name="TableRow57" style:family="table-row">
      <style:table-row-properties style:min-row-height="0.2694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olumn65" style:family="table-column">
      <style:table-column-properties style:column-width="3.343in"/>
    </style:style>
    <style:style style:name="TableColumn66" style:family="table-column">
      <style:table-column-properties style:column-width="3.343in"/>
    </style:style>
    <style:style style:name="Table64" style:family="table">
      <style:table-properties style:width="6.6861in" fo:margin-left="0in" table:align="lef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>
        <style:tab-stops>
          <style:tab-stop style:type="left" style:position="1.2555in"/>
        </style:tab-stops>
      </style:paragraph-properties>
    </style:style>
    <style:style style:name="P70" style:parent-style-name="Standard" style:family="paragraph">
      <style:paragraph-properties fo:text-align="center">
        <style:tab-stops>
          <style:tab-stop style:type="left" style:position="1.2555in"/>
        </style:tab-stops>
      </style:paragraph-properties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73" style:family="table-column">
      <style:table-column-properties style:column-width="3.343in"/>
    </style:style>
    <style:style style:name="TableColumn74" style:family="table-column">
      <style:table-column-properties style:column-width="3.343in"/>
    </style:style>
    <style:style style:name="Table72" style:family="table">
      <style:table-properties style:width="6.6861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1" style:family="table-column">
      <style:table-column-properties style:column-width="3.343in"/>
    </style:style>
    <style:style style:name="TableColumn82" style:family="table-column">
      <style:table-column-properties style:column-width="3.343in"/>
    </style:style>
    <style:style style:name="Table80" style:family="table">
      <style:table-properties style:width="6.6861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9" style:family="table-column">
      <style:table-column-properties style:column-width="3.343in"/>
    </style:style>
    <style:style style:name="TableColumn90" style:family="table-column">
      <style:table-column-properties style:column-width="3.343in"/>
    </style:style>
    <style:style style:name="Table88" style:family="table">
      <style:table-properties style:width="6.6861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98" style:family="table-column">
      <style:table-column-properties style:column-width="3.343in"/>
    </style:style>
    <style:style style:name="TableColumn99" style:family="table-column">
      <style:table-column-properties style:column-width="3.343in"/>
    </style:style>
    <style:style style:name="Table97" style:family="table">
      <style:table-properties style:width="6.6861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05" style:family="table-column">
      <style:table-column-properties style:column-width="3.343in"/>
    </style:style>
    <style:style style:name="TableColumn106" style:family="table-column">
      <style:table-column-properties style:column-width="3.343in"/>
    </style:style>
    <style:style style:name="Table104" style:family="table">
      <style:table-properties style:width="6.6861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P110" style:parent-style-name="Standard" style:family="paragraph">
      <style:paragraph-properties fo:text-align="center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>Cas d'utilisation</text:p>
      <text:p text:style-name="P2"/>
      <text:p text:style-name="P3"/>
      <text:p text:style-name="P4">Projet Infirmerie :</text:p>
      <text:p text:style-name="Standard"/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Standard">Nom :</text:p>
          </table:table-cell>
          <table:table-cell table:style-name="TableCell10">
            <text:p text:style-name="Standard">Administrateur</text:p>
          </table:table-cell>
        </table:table-row>
        <table:table-row table:style-name="TableRow11">
          <table:table-cell table:style-name="TableCell12">
            <text:p text:style-name="Standard">type :</text:p>
          </table:table-cell>
          <table:table-cell table:style-name="TableCell13">
            <text:p text:style-name="Standard">Profil utilisateur, administrateur</text:p>
          </table:table-cell>
        </table:table-row>
        <table:table-row table:style-name="TableRow14">
          <table:table-cell table:style-name="TableCell15">
            <text:p text:style-name="Standard">rôle :</text:p>
          </table:table-cell>
          <table:table-cell table:style-name="TableCell16">
            <text:p text:style-name="Standard">Utilise, Alimente</text:p>
          </table:table-cell>
        </table:table-row>
        <table:table-row table:style-name="TableRow17">
          <table:table-cell table:style-name="TableCell18">
            <text:p text:style-name="Standard">description :</text:p>
          </table:table-cell>
          <table:table-cell table:style-name="TableCell19">
            <text:p text:style-name="Standard">L'administrateur a accès à toutes les<text:s/>fonctions de l'application et gère également les classes</text:p>
          </table:table-cell>
        </table:table-row>
      </table:table>
      <text:p text:style-name="Standard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Standard">Nom :</text:p>
          </table:table-cell>
          <table:table-cell table:style-name="TableCell25">
            <text:p text:style-name="TableContents">Infirmière</text:p>
          </table:table-cell>
        </table:table-row>
        <table:table-row table:style-name="TableRow26">
          <table:table-cell table:style-name="TableCell27">
            <text:p text:style-name="Standard">type :</text:p>
          </table:table-cell>
          <table:table-cell table:style-name="TableCell28">
            <text:p text:style-name="TableContents">Profil utilisateur</text:p>
          </table:table-cell>
        </table:table-row>
        <table:table-row table:style-name="TableRow29">
          <table:table-cell table:style-name="TableCell30">
            <text:p text:style-name="Standard">rôle :</text:p>
          </table:table-cell>
          <table:table-cell table:style-name="TableCell31">
            <text:p text:style-name="TableContents">Utilise, Alimente</text:p>
          </table:table-cell>
        </table:table-row>
        <table:table-row table:style-name="TableRow32">
          <table:table-cell table:style-name="TableCell33">
            <text:p text:style-name="Standard">description :</text:p>
          </table:table-cell>
          <table:table-cell table:style-name="TableCell34">
            <text:p text:style-name="TableContents">L'infirmière gère les visites à l'infirmerie, la liste des médicaments, <text:s/>prescrit les médicaments aux élèves (<text:s/>et peut assurer la maintenance ?)</text:p>
          </table:table-cell>
        </table:table-row>
      </table:table>
      <text:p text:style-name="Standard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Standard">Nom :</text:p>
          </table:table-cell>
          <table:table-cell table:style-name="TableCell40">
            <text:p text:style-name="TableContents">Aplon</text:p>
          </table:table-cell>
        </table:table-row>
        <table:table-row table:style-name="TableRow41">
          <table:table-cell table:style-name="TableCell42">
            <text:p text:style-name="Standard">type :</text:p>
          </table:table-cell>
          <table:table-cell table:style-name="TableCell43">
            <text:p text:style-name="TableContents">Système de gestion de BDD (progiciel)</text:p>
          </table:table-cell>
        </table:table-row>
        <table:table-row table:style-name="TableRow44">
          <table:table-cell table:style-name="TableCell45">
            <text:p text:style-name="Standard">rôle :</text:p>
          </table:table-cell>
          <table:table-cell table:style-name="TableCell46">
            <text:p text:style-name="TableContents">Alimente</text:p>
          </table:table-cell>
        </table:table-row>
        <table:table-row table:style-name="TableRow47">
          <table:table-cell table:style-name="TableCell48">
            <text:p text:style-name="Standard">description :</text:p>
          </table:table-cell>
          <table:table-cell table:style-name="TableCell49">
            <text:p text:style-name="TableContents">Le progiciel permet à l'administrateur d'importer dans l'application la base de données concernant les élèves.</text:p>
          </table:table-cell>
        </table:table-row>
      </table:table>
      <text:p text:style-name="Standard"/>
      <text:p text:style-name="Standard"/>
      <text:p text:style-name="Standard">Maintenance<text:s/>classe et élèves : Aplon et Administrateur</text:p>
      <text:p text:style-name="Standard"/>
      <text:p text:style-name="Standard">Gestion des visites : Infirmière</text:p>
      <text:p text:style-name="Standard"><text:span text:style-name="T50">Gestion du suivi médical des élèves : Infirmière</text:span></text:p>
      <text:p text:style-name="Standard">Gestion des médicaments : Infirmière</text:p>
      <text:p text:style-name="Standard"/>
      <text:p text:style-name="Standard">Gestion des visites :</text:p>
      <text:p text:style-name="Standard">-Ajouter une visite</text:p>
      <text:p text:style-name="Standard">-Consulter les visites<text:tab/><text:tab/><text:s text:c="6"/></text:p>
      <text:p text:style-name="Standard">-Modifier une visite</text:p>
      <text:p text:style-name="Standard"/>
      <text:p text:style-name="Standard">Gestion des médicaments</text:p>
      <text:p text:style-name="Standard">-Ajouter un médicament</text:p>
      <text:p text:style-name="Standard">-Supprimer un médicament</text:p>
      <text:p text:style-name="Standard">-Consulter un médicament</text:p>
      <text:p text:style-name="Standard">-Modifier un médicament</text:p>
      <text:p text:style-name="Standard"/>
      <text:p text:style-name="Standard"/>
      <text:soft-page-break/>
      <text:p text:style-name="P51">Maintenance :</text:p>
      <text:p text:style-name="Standard">-Archivage médicament</text:p>
      <text:p text:style-name="Standard">-Archivage élèves</text:p>
      <text:p text:style-name="Standard">-Sauvegarde BDD</text:p>
      <text:p text:style-name="Standard">-Changer de classe un élève</text:p>
      <text:p text:style-name="Standard">-Affecter un emploi du temps à<text:s/>une classe</text:p>
      <text:p text:style-name="Standard">-Modifier un emploi du temps</text:p>
      <text:p text:style-name="Standard">-Ajouter une classe</text:p>
      <text:p text:style-name="Standard">-Supprimer une classe</text:p>
      <text:p text:style-name="Standard">-Modifier une classe</text:p>
      <text:p text:style-name="Standard">-Mettre à jour les classes de tout les élèves importés</text:p>
      <text:p text:style-name="Standard"/>
      <text:p text:style-name="P52"><text:s/>Classe et élèves : Aplon et Administrateur</text:p>
      <text:p text:style-name="P53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/>
            <text:p text:style-name="P60"/>
            <text:p text:style-name="P61">Gestion du suivi médical des élèves</text:p>
          </table:table-cell>
          <table:table-cell table:style-name="TableCell62">
            <text:p text:style-name="P63">Tout ce qui est relatif aux élèves, c’est-à-dire la consultation de toutes les informations sur ces derniers, l’ajout des élèves, la modification des informations les concernant, la suppression des élèves</text:p>
          </table:table-cell>
        </table:table-row>
      </table:table>
      <text:p text:style-name="Standard"/>
      <text:p text:style-name="Standard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Standard"/>
            <text:p text:style-name="P69">Ajouter classe</text:p>
            <text:p text:style-name="P70"/>
            <text:p text:style-name="Standard"/>
          </table:table-cell>
          <table:table-cell table:style-name="TableCell71">
            <text:p text:style-name="Standard">Permet à l’administrateur d’enregistrer/ajouter une classe suite à une demande ou selon la situation</text:p>
          </table:table-cell>
        </table:table-row>
      </table:table>
      <text:p text:style-name="Standard"/>
      <table:table table:style-name="Table72">
        <table:table-columns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Standard"/>
            <text:p text:style-name="P77">Modifier classe</text:p>
            <text:p text:style-name="P78"/>
          </table:table-cell>
          <table:table-cell table:style-name="TableCell79">
            <text:p text:style-name="Standard">Permet à l’administrateur de modifier les informations relatives à une classe : le nom/prénom des élèves, date naissance et autres informations de base</text:p>
          </table:table-cell>
        </table:table-row>
      </table:table>
      <text:p text:style-name="Standard"/>
      <text:p text:style-name="Standard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/>
            <text:p text:style-name="P86">Supprimer classe</text:p>
            <text:p text:style-name="Standard"/>
          </table:table-cell>
          <table:table-cell table:style-name="TableCell87">
            <text:p text:style-name="Standard">Permet à l’administrateur de supprimer une classe de la liste selon une demande ou la situation</text:p>
          </table:table-cell>
        </table:table-row>
      </table:table>
      <text:p text:style-name="Standard"/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/>
            <text:p text:style-name="P94">Changer la classe de l’élève</text:p>
            <text:p text:style-name="P95"/>
          </table:table-cell>
          <table:table-cell table:style-name="TableCell96">
            <text:p text:style-name="Standard">Permet à l’administrateur de changer la classe de l’élève en fonction de la situation ou d’une demande particulière</text:p>
          </table:table-cell>
        </table:table-row>
      </table:table>
      <text:p text:style-name="Standard"/>
      <text:p text:style-name="Standard"/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Standard"/>
            <text:p text:style-name="P102">Affecter emploi du temps d’une classe</text:p>
            <text:p text:style-name="Standard"/>
          </table:table-cell>
          <table:table-cell table:style-name="TableCell103">
            <text:p text:style-name="Standard">Permet à l’administrateur d’ajouter toutes les informations relatives à l’emploi du temps d’une classe</text:p>
          </table:table-cell>
        </table:table-row>
      </table:table>
      <text:p text:style-name="Standard"/>
      <text:p text:style-name="Standard"/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/>
            <text:p text:style-name="P110">Modifier emploi du temps d’une classe</text:p>
            <text:p text:style-name="P111"/>
          </table:table-cell>
          <table:table-cell table:style-name="TableCell112">
            <text:p text:style-name="Standard">Permet à l’administrateur de modifier l’emploi du temps d’une classe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imes Nourollahi</meta:initial-creator>
    <dc:creator>Artimes Nourollahi</dc:creator>
    <meta:creation-date>2015-10-06T15:16:00Z</meta:creation-date>
    <dc:date>2015-10-09T09:19:00Z</dc:date>
    <meta:template xlink:href="Normal" xlink:type="simple"/>
    <meta:editing-cycles>5</meta:editing-cycles>
    <meta:editing-duration>PT1200S</meta:editing-duration>
    <meta:document-statistic meta:page-count="2" meta:paragraph-count="4" meta:word-count="380" meta:character-count="2468" meta:row-count="17" meta:non-whitespace-character-count="2092"/>
  </office:meta>
</office:document-meta>
</file>